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eter principle</text:p>
      <text:p text:style-name="Standard">In levels of upper management, you always find people who were promoted 1 spot too far, they're not competent for that job.</text:p>
      <text:p text:style-name="Standard">You did well on your last job/position, so you're promoted, not based on your qualifications, but on how well you did on your last job.</text:p>
      <text:p text:style-name="Standard"/>
      <text:p text:style-name="Standard">The end of Reconstruction has the South winning the civil war. They won because white supremacy was restored.</text:p>
      <text:p text:style-name="Standard">In 1875, in Louisiana, 2145 African Americans were killed, and 2100~ African American were injured, by white people.</text:p>
      <text:p text:style-name="Standard">How is the south able to win the civil war? Through violence and fear.</text:p>
      <text:p text:style-name="Standard">Jefferson David was the (leader?) of the Confederacy. Was “punished” by being placed under house arrest.</text:p>
      <text:p text:style-name="Standard"/>
      <text:p text:style-name="Standard">Idea of Jim Crow: Passing laws that separate races. Enforced through violence.</text:p>
      <text:p text:style-name="Standard">Developed: Created in the North. In Kentucky, Maryland, West Virginia.</text:p>
      <text:p text:style-name="Standard">Slavery was legal in these states because they didn't secede.</text:p>
      <text:p text:style-name="Standard"/>
      <text:p text:style-name="Standard"/>
      <text:p text:style-name="Standard">Way it subverts the constitutional rights of reconstruction:</text:p>
      <text:p text:style-name="Standard">Because these border states were never occupied by the Union army because they never seceded...</text:p>
      <text:p text:style-name="Standard"/>
      <text:p text:style-name="Standard">What they realized was the reconstruction amendments made it impossible to do things that were based on race.</text:p>
      <text:p text:style-name="Standard">West Virginia in 1870 under control of Democrats. Introduced laws that excluded people not based on race, but attributes that can be linked to race. </text:p>
      <text:p text:style-name="Standard">Private institutions that served the public: Delaware authorized these placed to deny those who are found offensive.</text:p>
      <text:p text:style-name="Standard">Subverts 15<text:span text:style-name="T1">th</text:span> amendment</text:p>
      <text:p text:style-name="Standard">African Americans were given a harder test to be able to vote.</text:p>
      <text:p text:style-name="Standard">Grandfather act: Can't vote if grandfather was a slave.</text:p>
      <text:p text:style-name="Standard">Poll tax: …</text:p>
      <text:p text:style-name="Standard"/>
      <text:p text:style-name="Standard">In 1896, the Supreme Court declares that separate … are not unequal.</text:p>
      <text:p text:style-name="Standard"/>
      <text:p text:style-name="Standard">Republicans(good guys) can have presidency if the next president ends Reconstruction and removes (union troops?) from the Sou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creation-date style:data-style-name="N37">02/05/18</text:cre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05T13:52:32.14</meta:creation-date>
    <meta:generator>OpenOffice/4.1.3$Win32 OpenOffice.org_project/413m1$Build-9783</meta:generator>
    <dc:date>2018-05-10T14:43:42.27</dc:date>
    <dc:creator>Timothy Cayer</dc:creator>
    <meta:editing-duration>PT2H24M9S</meta:editing-duration>
    <meta:editing-cycles>17</meta:editing-cycles>
    <meta:document-statistic meta:table-count="0" meta:image-count="0" meta:object-count="0" meta:page-count="1" meta:paragraph-count="22" meta:word-count="288" meta:character-count="1765"/>
  </office:meta>
</office:document-meta>
</file>